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ression de données textes par la méthode de Huffman</text:p>
      <text:p text:style-name="P1">Félix Dallidet – Thibault Pichel</text:p>
      <text:p text:style-name="P1"/>
      <text:p text:style-name="Standard"/>
      <text:p text:style-name="P2">Structure des modules:</text:p>
      <text:p text:style-name="Standard"><text:tab/>hf_compress.c <text:tab/><text:tab/>hf_compress.h<text:tab/><text:tab/>types.h</text:p>
      <text:p text:style-name="Standard"><text:tab/>hf_uncompress.c<text:tab/><text:tab/>hf_uncompress.h</text:p>
      <text:p text:style-name="Standard"/>
      <text:p text:style-name="P2">Déclaration des types:</text:p>
      <text:p text:style-name="Standard"><text:tab/>Enregistrement freq_table:</text:p>
      <text:p text:style-name="Standard"><text:tab/><text:tab/>tableau d'entiers de 256 cases</text:p>
      <text:p text:style-name="Standard"><text:tab/>Enregistrement Noeud:</text:p>
      <text:p text:style-name="Standard"><text:tab/><text:tab/>fréquence type entier</text:p>
      <text:p text:style-name="Standard"><text:tab/><text:tab/>data type caractère</text:p>
      <text:p text:style-name="Standard"><text:tab/><text:tab/>left type pointeur sur type Noeud</text:p>
      <text:p text:style-name="Standard"><text:tab/><text:tab/>right type pointeur sur type Noeud</text:p>
      <text:p text:style-name="Standard"><text:tab/>Enregistrement Dict:</text:p>
      <text:p text:style-name="Standard"><text:tab/><text:tab/>codage type entier</text:p>
      <text:p text:style-name="Standard"><text:tab/><text:tab/>data type caractère</text:p>
      <text:p text:style-name="P2">Raffinages hf_compress:</text:p>
      <text:p text:style-name="Standard"/>
      <text:p text:style-name="Standard"><text:span text:style-name="T1">R0:</text:span> </text:p>
      <text:p text:style-name="Standard"><text:tab/>Compresser un fichier par la méthode de Huffman</text:p>
      <text:p text:style-name="Standard"><text:span text:style-name="T1">R1:</text:span> <text:tab/></text:p>
      <text:p text:style-name="Standard"><text:tab/>1-Créer la table de fréquence du fichier à compresser</text:p>
      <text:p text:style-name="Standard"><text:tab/>2-Construire l'arbre de Huffman</text:p>
      <text:p text:style-name="Standard"><text:tab/>3-Créer le dictionnaire</text:p>
      <text:p text:style-name="Standard"><text:tab/>4-Générer le fichier compressé</text:p>
      <text:p text:style-name="P3">R2:</text:p>
      <text:p text:style-name="Standard"><text:tab/><text:span text:style-name="T1">R2-1:</text:span></text:p>
      <text:p text:style-name="Standard"><text:tab/><text:tab/>Ouvrir le fichier</text:p>
      <text:p text:style-name="Standard"><text:tab/><text:tab/>Tant que tous les caractères ne sont pas lus:</text:p>
      <text:p text:style-name="Standard"><text:tab/><text:tab/>|<text:tab/>Lire le caractère suivant</text:p>
      <text:p text:style-name="Standard"><text:tab/><text:tab/>|<text:tab/>Convertir le caractère en entier</text:p>
      <text:p text:style-name="Standard"><text:tab/><text:tab/>|<text:tab/>Incrémenter de 1 la table de fréquence a l'indice correspondant </text:p>
      <text:p text:style-name="Standard"><text:tab/><text:tab/>Fin tant que</text:p>
      <text:p text:style-name="Standard"><text:tab/><text:tab/>Fermer le fichier</text:p>
      <text:p text:style-name="Standard"><text:tab/><text:span text:style-name="T1">R2-2:</text:span></text:p>
      <text:p text:style-name="Standard"><text:tab/><text:tab/>Créer un tableau dynamique de Noeuds pour chaque caractère présent au moins 1 <text:tab/><text:tab/><text:tab/>fois dans la table de fréquence <text:s/>sans sous-arbres (descendants).</text:p>
      <text:p text:style-name="Standard"><text:tab/><text:tab/>Tant que le tableau compte plus d'un Noeud:</text:p>
      <text:p text:style-name="Standard"><text:tab/><text:tab/>|<text:tab/>Trier le tableau par «sum» croissante</text:p>
      <text:p text:style-name="Standard"><text:tab/><text:tab/>|<text:tab/>Regrouper les deux noeuds les plus à gauche en un arbre de fréquence la <text:tab/><text:tab/><text:tab/>|<text:tab/>somme à deux feuilles classées par fréquences croissantes. </text:p>
      <text:p text:style-name="Standard"><text:s/><text:tab/><text:tab/>Fin Tant Que</text:p>
      <text:p text:style-name="Standard"><text:tab/><text:span text:style-name="T1">R2-3:</text:span></text:p>
      <text:p text:style-name="Standard"><text:tab/><text:tab/>Dans l'arbre binaire de Huffman associer respectivement aux branches «left» et <text:tab/><text:tab/><text:tab/>«right» les codes 0 et 1.</text:p>
      <text:p text:style-name="Standard"><text:tab/><text:tab/>Le code de chaque caractère est le nombre binaire obtenue en parcourant l'arbre <text:tab/><text:tab/><text:tab/>depuis son sommet jusqu'au caractère.</text:p>
      <text:p text:style-name="Standard"><text:tab/><text:tab/>Le dictionnaire est alors l'ensemble des codes ainsi obtenus.</text:p>
      <text:p text:style-name="Standard"><text:tab/><text:span text:style-name="T1">R2-3:</text:span></text:p>
      <text:p text:style-name="Standard"><text:soft-page-break/><text:tab/><text:tab/>Créer un nouveau fichier </text:p>
      <text:p text:style-name="Standard"><text:tab/><text:tab/>Ouvrir le nouveau fichier</text:p>
      <text:p text:style-name="Standard"><text:tab/><text:tab/>Ecrire sur 4 octets la taille du texte décompressé</text:p>
      <text:p text:style-name="Standard"><text:tab/><text:tab/>Ecrire sur 1 octet la taille de l'arbre</text:p>
      <text:p text:style-name="Standard"><text:tab/><text:tab/>Ecrire l'ensemble des caractères différents utilisés dans le fichier a compresser dans <text:tab/><text:tab/><text:tab/>leur ordre d'apparition dans l'arbre de Huffman (en partant d'en bas a gauche)</text:p>
      <text:p text:style-name="Standard"><text:tab/><text:tab/></text:p>
      <text:p text:style-name="Standard"><text:tab/><text:tab/>Ecrire le parcours infixe de l'arbre:</text:p>
      <text:p text:style-name="Standard"><text:tab/><text:tab/><text:tab/>Parcourir à partir du sommet de l'arbre et on commence par indiquer le <text:tab/><text:tab/><text:tab/><text:tab/>chemin du caractère le plus a gauche: 0 pour descendre, 1 pour monter.</text:p>
      <text:p text:style-name="Standard"><text:tab/><text:tab/><text:tab/>Parcourir l'arbre de gauche a droite en partant des positions Feuilles <text:tab/><text:tab/><text:tab/><text:tab/>successives. </text:p>
      <text:p text:style-name="Standard"><text:tab/><text:tab/>Ecrire le texte compressé</text:p>
      <text:p text:style-name="Standard"/>
      <text:p text:style-name="Standard"/>
      <text:p text:style-name="P2">Raffinages hf_uncompress:</text:p>
      <text:p text:style-name="Standard"/>
      <text:p text:style-name="Standard"><text:span text:style-name="T1">R0:</text:span> </text:p>
      <text:p text:style-name="Standard"><text:tab/>Décompresser un fichier compressé par la méthode de Huffman</text:p>
      <text:p text:style-name="Standard"><text:span text:style-name="T1">R1: </text:span><text:tab/></text:p>
      <text:p text:style-name="Standard"><text:tab/>1-Retrouver l'arbre de Huffman grâce au parcours infixe</text:p>
      <text:p text:style-name="Standard"><text:tab/>2-Retrouver le dictionnaire</text:p>
      <text:p text:style-name="Standard"><text:tab/>3-Générer le fichier décompressé</text:p>
      <text:p text:style-name="P3">R2:</text:p>
      <text:p text:style-name="Standard"><text:tab/><text:span text:style-name="T1">R2-1:</text:span></text:p>
      <text:p text:style-name="Standard"><text:tab/><text:tab/>Lire la taille du texte décompressé</text:p>
      <text:p text:style-name="Standard"><text:tab/><text:tab/>Lire la taille de l'arbre sur le 5eme octet</text:p>
      <text:p text:style-name="Standard"><text:tab/><text:tab/>Lire les caractères utilisés (du nombre de la taille de l'arbre)</text:p>
      <text:p text:style-name="Standard"><text:tab/><text:tab/>Retrouver la longueur du parcours infixe (nombre de suites de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'Dallidet Felix'</meta:initial-creator>
    <meta:creation-date>2016-01-06T16:29:39.717954646</meta:creation-date>
    <dc:date>2016-01-29T00:11:55</dc:date>
    <meta:editing-duration>PT00H30M57S</meta:editing-duration>
    <meta:editing-cycles>11</meta:editing-cycles>
    <meta:generator>OpenOffice.org/3.2$Unix OpenOffice.org_project/320m12$Build-9483</meta:generator>
    <meta:document-statistic meta:table-count="0" meta:image-count="0" meta:object-count="0" meta:page-count="2" meta:paragraph-count="67" meta:word-count="410" meta:character-count="2681"/>
  </office:meta>
</office:document-meta>
</file>